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cc" fo:font-size="20pt" fo:font-weight="bold" officeooo:rsid="0010f058" officeooo:paragraph-rsid="0010f05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4806a8" officeooo:paragraph-rsid="004806a8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fo:font-weight="bold" officeooo:rsid="004806a8" officeooo:paragraph-rsid="005fe4ae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color="#000000" fo:font-weight="bold" officeooo:rsid="0039312d" officeooo:paragraph-rsid="004bbb90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color="#000000" fo:font-weight="bold" officeooo:rsid="0072c4d9" officeooo:paragraph-rsid="004bbb90" style:font-weight-asian="bold" style:font-weight-complex="bold"/>
    </style:style>
    <style:style style:name="P6" style:family="paragraph" style:parent-style-name="Standard">
      <style:paragraph-properties fo:margin-top="0cm" fo:margin-bottom="0.25cm" loext:contextual-spacing="false" fo:text-align="start" style:justify-single-word="false" style:writing-mode="page"/>
      <style:text-properties fo:color="#ff00cc" officeooo:rsid="0010f058" officeooo:paragraph-rsid="0010f058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normal" officeooo:rsid="00aa33fd" officeooo:paragraph-rsid="005fe4ae" style:font-weight-asian="normal" style:font-weight-complex="normal"/>
    </style:style>
    <style:style style:name="P8" style:family="paragraph" style:parent-style-name="Standard">
      <style:paragraph-properties fo:margin-top="0.499cm" fo:margin-bottom="0.25cm" loext:contextual-spacing="false" fo:text-align="start" style:justify-single-word="false" style:writing-mode="page"/>
      <style:text-properties fo:color="#ff00cc" fo:font-weight="bold" officeooo:rsid="0012e5b7" officeooo:paragraph-rsid="0012e5b7" style:font-weight-asian="bold" style:font-weight-complex="bold"/>
    </style:style>
    <style:style style:name="P9" style:family="paragraph" style:parent-style-name="Standard">
      <style:paragraph-properties fo:margin-top="0.499cm" fo:margin-bottom="0.25cm" loext:contextual-spacing="false" fo:text-align="start" style:justify-single-word="false" fo:break-before="page" style:writing-mode="page"/>
      <style:text-properties fo:color="#ff00cc" fo:font-weight="bold" officeooo:rsid="0012e5b7" officeooo:paragraph-rsid="0012e5b7" style:font-weight-asian="bold" style:font-weight-complex="bold"/>
    </style:style>
    <style:style style:name="P10" style:family="paragraph" style:parent-style-name="Standard">
      <style:paragraph-properties fo:margin-top="0.499cm" fo:margin-bottom="0cm" loext:contextual-spacing="false" fo:line-height="115%" fo:text-align="start" style:justify-single-word="false" style:writing-mode="page"/>
      <style:text-properties fo:color="#000000" fo:font-weight="bold" officeooo:rsid="0072c4d9" officeooo:paragraph-rsid="004bbb90" style:font-weight-asian="bold" style:font-weight-complex="bold"/>
    </style:style>
    <style:style style:name="P11" style:family="paragraph" style:parent-style-name="Standard">
      <style:paragraph-properties fo:line-height="115%" fo:text-align="start" style:justify-single-word="false" fo:break-before="page"/>
      <style:text-properties fo:color="#000000" fo:font-weight="bold" officeooo:rsid="0039312d" officeooo:paragraph-rsid="004bbb90" style:font-weight-asian="bold" style:font-weight-complex="bold"/>
    </style:style>
    <style:style style:name="P12" style:family="paragraph" style:parent-style-name="Standard">
      <style:paragraph-properties fo:margin-top="0.199cm" fo:margin-bottom="0cm" loext:contextual-spacing="false" fo:line-height="115%" fo:text-align="start" style:justify-single-word="false" style:writing-mode="page"/>
      <style:text-properties fo:color="#000000" fo:font-weight="bold" officeooo:rsid="0039312d" officeooo:paragraph-rsid="004bbb90" style:font-weight-asian="bold" style:font-weight-complex="bold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 style:writing-mode="page"/>
      <style:text-properties fo:color="#000000" fo:font-weight="normal" officeooo:rsid="006e52a2" officeooo:paragraph-rsid="006e52a2" style:font-weight-asian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 style:writing-mode="page"/>
      <style:text-properties fo:color="#000000" fo:font-weight="normal" officeooo:rsid="006ef4f2" officeooo:paragraph-rsid="006ef4f2" style:font-weight-asian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 style:writing-mode="page"/>
      <style:text-properties fo:color="#000000" fo:font-weight="normal" officeooo:rsid="006fb9c0" officeooo:paragraph-rsid="006fb9c0" style:font-weight-asian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 style:writing-mode="page"/>
      <style:text-properties fo:color="#000000" fo:font-weight="normal" officeooo:rsid="006fe1fa" officeooo:paragraph-rsid="006fe1fa" style:font-weight-asian="normal" style:font-weight-complex="normal"/>
    </style:style>
    <style:style style:name="P17" style:family="paragraph" style:parent-style-name="Standard" style:list-style-name="L1">
      <style:paragraph-properties fo:line-height="115%" fo:text-align="start" style:justify-single-word="false"/>
      <style:text-properties fo:color="#000000" officeooo:rsid="00122e9a" officeooo:paragraph-rsid="00122e9a"/>
    </style:style>
    <style:style style:name="P18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122e9a" style:font-weight-asian="bold" style:font-weight-complex="bold"/>
    </style:style>
    <style:style style:name="P19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e5b7" officeooo:paragraph-rsid="0012e5b7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e5b7" officeooo:paragraph-rsid="003524eb" style:font-weight-asian="bold" style:font-weight-complex="bold"/>
    </style:style>
    <style:style style:name="P21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5162be" officeooo:paragraph-rsid="0058523e" style:font-weight-asian="normal" style:font-weight-complex="normal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5162be" officeooo:paragraph-rsid="005162be" style:font-weight-asian="normal" style:font-weight-complex="normal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52ec80" officeooo:paragraph-rsid="0052ec80" style:font-weight-asian="normal" style:font-weight-complex="normal"/>
    </style:style>
    <style:style style:name="P24" style:family="paragraph" style:parent-style-name="Standard" style:list-style-name="L5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696b30" officeooo:paragraph-rsid="00696b30" style:font-weight-asian="normal" style:font-weight-complex="normal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5cc576" officeooo:paragraph-rsid="005cc576" style:font-weight-asian="normal" style:font-weight-complex="normal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5da64a" officeooo:paragraph-rsid="005da64a" style:font-weight-asian="normal" style:font-weight-complex="normal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5da64a" officeooo:paragraph-rsid="005e15ec" style:font-weight-asian="normal" style:font-weight-complex="normal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5e15ec" officeooo:paragraph-rsid="005e15ec" style:font-weight-asian="normal" style:font-weight-complex="normal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5f7461" officeooo:paragraph-rsid="005f7461" style:font-weight-asian="normal" style:font-weight-complex="normal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607b27" officeooo:paragraph-rsid="00607b27" style:font-weight-asian="normal" style:font-weight-complex="normal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07b27" officeooo:paragraph-rsid="00607b27" style:font-weight-asian="normal" style:font-weight-complex="normal"/>
    </style:style>
    <style:style style:name="P32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53cf7" officeooo:paragraph-rsid="00653cf7" style:font-weight-asian="normal" style:font-weight-complex="normal"/>
    </style:style>
    <style:style style:name="P33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96b30" officeooo:paragraph-rsid="00696b30" style:font-weight-asian="normal" style:font-weight-complex="normal"/>
    </style:style>
    <style:style style:name="P34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696b30" officeooo:paragraph-rsid="00696b30" style:font-weight-asian="normal" style:font-weight-complex="normal"/>
    </style:style>
    <style:style style:name="P35" style:family="paragraph" style:parent-style-name="Standard" style:list-style-name="L6">
      <style:paragraph-properties fo:line-height="115%" fo:text-align="start" style:justify-single-word="false"/>
      <style:text-properties fo:color="#000000" fo:font-weight="normal" officeooo:rsid="00696b30" officeooo:paragraph-rsid="00696b30" style:font-weight-asian="normal" style:font-weight-complex="normal"/>
    </style:style>
    <style:style style:name="P36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617bb1" officeooo:paragraph-rsid="00617bb1" style:font-weight-asian="normal" style:font-weight-complex="normal"/>
    </style:style>
    <style:style style:name="P37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681843" officeooo:paragraph-rsid="00681843" style:font-weight-asian="normal" style:font-weight-complex="normal"/>
    </style:style>
    <style:style style:name="P38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71df61" officeooo:paragraph-rsid="00696b30" style:font-weight-asian="normal" style:font-weight-complex="normal"/>
    </style:style>
    <style:style style:name="P39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73e6bc" officeooo:paragraph-rsid="00696b30" style:font-weight-asian="normal" style:font-weight-complex="normal"/>
    </style:style>
    <style:style style:name="P40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71fa27" officeooo:paragraph-rsid="00696b30" style:font-weight-asian="normal" style:font-weight-complex="normal"/>
    </style:style>
    <style:style style:name="P41" style:family="paragraph" style:parent-style-name="Standard" style:list-style-name="L6">
      <style:paragraph-properties fo:line-height="115%" fo:text-align="start" style:justify-single-word="false"/>
      <style:text-properties fo:color="#000000" fo:font-weight="normal" officeooo:rsid="006f681c" officeooo:paragraph-rsid="00696b30" style:font-weight-asian="normal" style:font-weight-complex="normal"/>
    </style:style>
    <style:style style:name="P42" style:family="paragraph" style:parent-style-name="Standard" style:list-style-name="L5">
      <style:paragraph-properties fo:line-height="115%" fo:text-align="start" style:justify-single-word="false"/>
      <style:text-properties fo:color="#000000" style:text-underline-style="none" fo:font-weight="normal" officeooo:rsid="00696b30" officeooo:paragraph-rsid="00696b30" style:font-weight-asian="normal" style:font-weight-complex="normal"/>
    </style:style>
    <style:style style:name="P43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122e9a" officeooo:paragraph-rsid="00122e9a" style:font-weight-asian="bold" style:font-weight-complex="bold"/>
    </style:style>
    <style:style style:name="P44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normal" officeooo:rsid="005da64a" officeooo:paragraph-rsid="005da64a" style:font-weight-asian="normal" style:font-weight-complex="normal"/>
    </style:style>
    <style:style style:name="P45" style:family="paragraph" style:parent-style-name="Standard" style:list-style-name="L1">
      <style:paragraph-properties fo:margin-top="0.101cm" fo:margin-bottom="0cm" loext:contextual-spacing="false" fo:line-height="115%" fo:text-align="start" style:justify-single-word="false" style:writing-mode="page"/>
      <style:text-properties fo:color="#000000" fo:font-weight="bold" officeooo:rsid="002e52a6" officeooo:paragraph-rsid="002e52a6" style:font-weight-asian="bold" style:font-weight-complex="bold"/>
    </style:style>
    <style:style style:name="P46" style:family="paragraph" style:parent-style-name="Standard" style:list-style-name="L1">
      <style:paragraph-properties fo:margin-top="0cm" fo:margin-bottom="0cm" loext:contextual-spacing="false" fo:line-height="115%" fo:text-align="start" style:justify-single-word="false" style:writing-mode="page"/>
      <style:text-properties fo:color="#000000" fo:font-weight="bold" officeooo:rsid="0012e5b7" officeooo:paragraph-rsid="0012e5b7" style:font-weight-asian="bold" style:font-weight-complex="bold"/>
    </style:style>
    <style:style style:name="P47" style:family="paragraph" style:parent-style-name="Standard" style:list-style-name="L1">
      <style:paragraph-properties fo:margin-top="0cm" fo:margin-bottom="0cm" loext:contextual-spacing="false" fo:line-height="115%" fo:text-align="start" style:justify-single-word="false" style:writing-mode="page"/>
      <style:text-properties fo:color="#000000" fo:font-weight="bold" officeooo:rsid="005cc576" officeooo:paragraph-rsid="005da64a" style:font-weight-asian="bold" style:font-weight-complex="bold"/>
    </style:style>
    <style:style style:name="P48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aa33fd" officeooo:paragraph-rsid="005fe4ae" style:font-weight-asian="normal" style:font-weight-complex="normal"/>
    </style:style>
    <style:style style:name="P49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6cb82c" officeooo:paragraph-rsid="005fe4ae" style:font-weight-asian="normal" style:font-weight-complex="normal"/>
    </style:style>
    <style:style style:name="P50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aae51b" officeooo:paragraph-rsid="005fe4ae" style:font-weight-asian="normal" style:font-weight-complex="normal"/>
    </style:style>
    <style:style style:name="P51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ac9081" officeooo:paragraph-rsid="005fe4a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5b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f9b0" style:font-weight-asian="normal" style:font-weight-complex="normal"/>
    </style:style>
    <style:style style:name="T5" style:family="text">
      <style:text-properties fo:font-weight="normal" officeooo:rsid="003706ca" style:font-weight-asian="normal" style:font-weight-complex="normal"/>
    </style:style>
    <style:style style:name="T6" style:family="text">
      <style:text-properties fo:font-weight="normal" officeooo:rsid="004e453c" style:font-weight-asian="normal" style:font-weight-complex="normal"/>
    </style:style>
    <style:style style:name="T7" style:family="text">
      <style:text-properties fo:font-weight="normal" officeooo:rsid="004e716d" style:font-weight-asian="normal" style:font-weight-complex="normal"/>
    </style:style>
    <style:style style:name="T8" style:family="text">
      <style:text-properties fo:font-weight="normal" officeooo:rsid="0053811c" style:font-weight-asian="normal" style:font-weight-complex="normal"/>
    </style:style>
    <style:style style:name="T9" style:family="text">
      <style:text-properties fo:font-weight="normal" officeooo:rsid="00540fed" style:font-weight-asian="normal" style:font-weight-complex="normal"/>
    </style:style>
    <style:style style:name="T10" style:family="text">
      <style:text-properties fo:font-weight="normal" officeooo:rsid="00550c81" style:font-weight-asian="normal" style:font-weight-complex="normal"/>
    </style:style>
    <style:style style:name="T11" style:family="text">
      <style:text-properties fo:font-weight="normal" officeooo:rsid="005cc576" style:font-weight-asian="normal" style:font-weight-complex="normal"/>
    </style:style>
    <style:style style:name="T12" style:family="text">
      <style:text-properties fo:font-weight="normal" officeooo:rsid="005da64a" style:font-weight-asian="normal" style:font-weight-complex="normal"/>
    </style:style>
    <style:style style:name="T13" style:family="text">
      <style:text-properties fo:font-weight="normal" officeooo:rsid="005e15ec" style:font-weight-asian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d9da5"/>
    </style:style>
    <style:style style:name="T16" style:family="text">
      <style:text-properties style:text-underline-style="none" fo:font-weight="normal" officeooo:rsid="00550c81" style:font-weight-asian="normal" style:font-weight-complex="normal"/>
    </style:style>
    <style:style style:name="T17" style:family="text">
      <style:text-properties style:text-underline-style="none" officeooo:rsid="0058523e"/>
    </style:style>
    <style:style style:name="T18" style:family="text">
      <style:text-properties style:text-underline-style="none" officeooo:rsid="0059f78d"/>
    </style:style>
    <style:style style:name="T19" style:family="text">
      <style:text-properties style:text-underline-style="none" officeooo:rsid="005b0308"/>
    </style:style>
    <style:style style:name="T20" style:family="text">
      <style:text-properties officeooo:rsid="004e0245"/>
    </style:style>
    <style:style style:name="T21" style:family="text">
      <style:text-properties officeooo:rsid="00540fed"/>
    </style:style>
    <style:style style:name="T22" style:family="text">
      <style:text-properties officeooo:rsid="00550c81"/>
    </style:style>
    <style:style style:name="T23" style:family="text">
      <style:text-properties officeooo:rsid="005c2513"/>
    </style:style>
    <style:style style:name="T24" style:family="text">
      <style:text-properties officeooo:rsid="005e15ec"/>
    </style:style>
    <style:style style:name="T25" style:family="text">
      <style:text-properties officeooo:rsid="005a794e"/>
    </style:style>
    <style:style style:name="T26" style:family="text">
      <style:text-properties officeooo:rsid="00ae63b7"/>
    </style:style>
    <style:style style:name="T27" style:family="text">
      <style:text-properties officeooo:rsid="006d63ea"/>
    </style:style>
    <style:style style:name="T28" style:family="text">
      <style:text-properties officeooo:rsid="00c5957f"/>
    </style:style>
    <style:style style:name="T29" style:family="text">
      <style:text-properties officeooo:rsid="006361ad"/>
    </style:style>
    <style:style style:name="T30" style:family="text">
      <style:text-properties officeooo:rsid="0071fa27"/>
    </style:style>
    <style:style style:name="T31" style:family="text">
      <style:text-properties officeooo:rsid="0073e6bc"/>
    </style:style>
    <style:style style:name="T32" style:family="text">
      <style:text-properties officeooo:rsid="006ef4f2"/>
    </style:style>
    <style:style style:name="T33" style:family="text">
      <style:text-properties officeooo:rsid="006fb9c0"/>
    </style:style>
    <style:style style:name="T34" style:family="text">
      <style:text-properties officeooo:rsid="0013f9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0">8</text:span>. <text:span text:style-name="T20">HAVRAN</text:span></text:p>
      <text:p text:style-name="P2">E<text:span text:style-name="T20">dgar Allan Poe</text:span></text:p>
      <text:p text:style-name="P6"><text:span text:style-name="T2">ROZBOR DÍLA</text:span><text:span text:style-name="T1">:</text:span></text:p>
      <text:list xml:id="list2408023234364356585" text:style-name="L1">
        <text:list-item>
          <text:p text:style-name="P17"><text:span text:style-name="T1">téma:</text:span> <text:span text:style-name="T23">básníkův smutek a zoufalství, kvůli zemřelé milé a hledání naděje, že se s ní básník <text:tab/>znovu setká, snaží se vyrovnat s její smrtí</text:span></text:p>
        </text:list-item>
        <text:list-item>
          <text:p text:style-name="P18">motiv: <text:span text:style-name="T3">z </text:span><text:span text:style-name="T4">výňatku</text:span></text:p>
        </text:list-item>
        <text:list-item>
          <text:p text:style-name="P18">časoprostor: <text:span text:style-name="T10">lednový večer v básníkově pokoji</text:span></text:p>
        </text:list-item>
        <text:list-item>
          <text:p text:style-name="P18">kompoziční výstavba: <text:span text:style-name="T7">báseň o 18-ti slokách, 108 veršů<text:line-break/><text:tab/><text:tab/><text:tab/> psáno chronologicky, </text:span><text:span text:style-name="T11">prvky retrospektivy </text:span><text:span text:style-name="T13">(vzpomínky na Lenoru)</text:span></text:p>
        </text:list-item>
        <text:list-item>
          <text:p text:style-name="P18">literární druh: <text:span text:style-name="T6">lyricko-epická báseň</text:span></text:p>
        </text:list-item>
        <text:list-item>
          <text:p text:style-name="P43">literární žánr: <text:span text:style-name="T6">balad</text:span><text:span text:style-name="T8">ická báseň</text:span></text:p>
        </text:list-item>
        <text:list-item>
          <text:p text:style-name="P19">postavy: </text:p>
          <text:list>
            <text:list-item>
              <text:p text:style-name="P21">Vypravěč/ <text:span text:style-name="T22">básník/ milenec</text:span><text:span text:style-name="T14"> – </text:span><text:span text:style-name="T17">sám autor, smutný, nostalgický, vystrašený, zoufalý,<text:line-break/><text:tab/>těžce nese smrt své milé Lenory, není schopný na ni přestat myslet, snaží se <text:tab/>zapomenout a rozptýlit se v knihách, rozhovor s havranem je mu nepříjemný</text:span></text:p>
            </text:list-item>
            <text:list-item>
              <text:p text:style-name="P22">Havran<text:span text:style-name="T14"> – </text:span><text:span text:style-name="T18">symbolem smrti, </text:span><text:span text:style-name="T19">tajemný, bezcitný, zlý, </text:span><text:span text:style-name="T18">stále opakuj</text:span><text:span text:style-name="T19">e</text:span><text:span text:style-name="T18"> „nevermore“ (nikdy víc)</text:span></text:p>
            </text:list-item>
            <text:list-item>
              <text:p text:style-name="P23">Lenora<text:span text:style-name="T14"> – </text:span><text:span text:style-name="T19">zesnulá milenka vypravěče, nevyskytuje se zde</text:span></text:p>
            </text:list-item>
          </text:list>
        </text:list-item>
        <text:list-item>
          <text:p text:style-name="P45"><text:span text:style-name="T15">v</text:span><text:span text:style-name="T14">yprávěcí způsoby: </text:span><text:span text:style-name="T16">ich-forma</text:span></text:p>
        </text:list-item>
        <text:list-item>
          <text:p text:style-name="P46">typy promluv: <text:span text:style-name="T9">hrdina vede často monology, dialog, přímá i nepřímá řeč</text:span></text:p>
        </text:list-item>
        <text:list-item>
          <text:p text:style-name="P47"><text:span text:style-name="T21">v</text:span>eršová výstavba: <text:span text:style-name="T3">rým střídavý a sdružený, </text:span><text:span text:style-name="T12">střídání délky veršů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4"><text:s/>refrén - volný verš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0"><text:s/>jazykové prostředky:<text:span text:style-name="T3"> </text:span></text:p>
          <text:list text:continue-numbering="true">
            <text:list-item>
              <text:p text:style-name="P25">spisovný i hovorový jazyk</text:p>
            </text:list-item>
            <text:list-item>
              <text:p text:style-name="P25">monotónní refrén „nevermore“ opakován havranem</text:p>
            </text:list-item>
            <text:list-item>
              <text:p text:style-name="P26">trochej (=stopa složená ze dvou slabik, první přízvučné a druhé nepřízvučné)</text:p>
            </text:list-item>
            <text:list-item>
              <text:p text:style-name="P27">mnoho metafor, <text:span text:style-name="T24">přirovnání, personifikace</text:span></text:p>
            </text:list-item>
            <text:list-item>
              <text:p text:style-name="P28">zvukomalba, přechodníky (přemýšleje), archaismy (rci), poetismy (dí, ponoukal)</text:p>
            </text:list-item>
            <text:list-item>
              <text:p text:style-name="P28">oxymorón (=spojení slov, co se navzájem vylučují)</text:p>
            </text:list-item>
            <text:list-item>
              <text:p text:style-name="P28">epiteton (=<text:span text:style-name="T25">zdůrazňuje určitou vlastnost zobrazovaného předmětu nebo jevu, oživuje a konkretizuje představu, vyjadřuje autorův hodnotící či emocionální postoj</text:span></text:p>
            </text:list-item>
            <text:list-item>
              <text:p text:style-name="P28">epizeuxis (= opakování stejného slova nebo slovního spojení v jednom verši)</text:p>
            </text:list-item>
            <text:list-item>
              <text:p text:style-name="P28">baladické prvky (špatný konec, temno)</text:p>
            </text:list-item>
            <text:list-item>
              <text:p text:style-name="P29">kontrasty</text:p>
              <text:list>
                <text:list-item>
                  <text:p text:style-name="P29">život X smrt</text:p>
                </text:list-item>
                <text:list-item>
                  <text:p text:style-name="P30">smrt X láska</text:p>
                </text:list-item>
                <text:list-item>
                  <text:p text:style-name="P29">černý havran X bílá busta Athény</text:p>
                </text:list-item>
                <text:list-item>
                  <text:p text:style-name="P29">bouřka venku X klid v pokoji</text:p>
                </text:list-item>
              </text:list>
            </text:list-item>
          </text:list>
        </text:list-item>
        <text:list-item>
          <text:p text:style-name="P19">tropy a figury:<text:span text:style-name="T3"> ve </text:span><text:span text:style-name="T5">výňatku</text:span></text:p>
        </text:list-item>
      </text:list>
      <text:p text:style-name="P8"/>
      <text:p text:style-name="P9">AUTOR:</text:p>
      <text:p text:style-name="P3">E<text:span text:style-name="T20">dgar Allan Poe</text:span></text:p>
      <text:list xml:id="list7470724126711487926" text:style-name="L2">
        <text:list-item>
          <text:p text:style-name="P31">1809 – 1849</text:p>
        </text:list-item>
        <text:list-item>
          <text:p text:style-name="P32">americký romantický básník, prozaik a esejista</text:p>
        </text:list-item>
        <text:list-item>
          <text:p text:style-name="P33">jeho otec, alkoholik utekl, matka umírá ve 2 letech</text:p>
        </text:list-item>
        <text:list-item>
          <text:p text:style-name="P33">měl adoptivní rodiče - Allanovi</text:p>
        </text:list-item>
        <text:list-item>
          <text:p text:style-name="P33">propadl alkoholu a drogám</text:p>
        </text:list-item>
        <text:list-item>
          <text:p text:style-name="P33">měl životní lásku Virginii, která byla těžce nemocná a zemřela</text:p>
        </text:list-item>
        <text:list-item>
          <text:p text:style-name="P33">po její smrti vznikly nejděsivější povídky (např. v Havranovi)</text:p>
        </text:list-item>
        <text:list-item>
          <text:p text:style-name="P33">v povídkách se zaměřuje na vraždy, děs a hrůzu</text:p>
        </text:list-item>
        <text:list-item>
          <text:p text:style-name="P33">pokusil se o sebevraždu</text:p>
        </text:list-item>
        <text:list-item>
          <text:p text:style-name="P33">zakladatel detektivní, hororové a vědeckofantastické povídky</text:p>
        </text:list-item>
        <text:list-item>
          <text:p text:style-name="P33">proslavil se především po smrti (Charles Baudelaire překládal jeho díla)</text:p>
        </text:list-item>
      </text:list>
      <text:p text:style-name="P12">Další díla:</text:p>
      <text:list xml:id="list5502186682870725004" text:style-name="L3">
        <text:list-item>
          <text:p text:style-name="P36">Jáma a kyvadlo a <text:span text:style-name="T29">jiné povídky</text:span></text:p>
        </text:list-item>
        <text:list-item>
          <text:p text:style-name="P37">Filosofie básnické skladby – esej</text:p>
        </text:list-item>
        <text:list-item>
          <text:p text:style-name="P34">Černý kocour – hororová povídka</text:p>
        </text:list-item>
      </text:list>
      <text:p text:style-name="P10">Literárně-historický kontext</text:p>
      <text:p text:style-name="P5">Umělecké směry období</text:p>
      <text:p text:style-name="P7">Romantismus</text:p>
      <text:list xml:id="list5797300223680721474" text:style-name="L4">
        <text:list-item>
          <text:p text:style-name="P48">1. pol. 19. stol. </text:p>
        </text:list-item>
        <text:list-item>
          <text:p text:style-name="P49"><text:span text:style-name="T27">n</text:span>ebyl u nás příznivě přijat, protože zde stále převládali obrozenecké zájmy (výchova k vlastenectví), zatímco romantismus měl rozervané jedince, často kriminálníky</text:p>
        </text:list-item>
        <text:list-item>
          <text:p text:style-name="P48">cit převládá nad rozumem</text:p>
        </text:list-item>
        <text:list-item>
          <text:p text:style-name="P48">obdivuje minulost (únik před současností), hlavně středověk, rytířství, gotika</text:p>
        </text:list-item>
        <text:list-item>
          <text:p text:style-name="P48">klade důraz na národ a jeho svobodu</text:p>
        </text:list-item>
        <text:list-item>
          <text:p text:style-name="P48">miluje tajemnost, zvláštnost, kontrasty</text:p>
        </text:list-item>
        <text:list-item>
          <text:p text:style-name="P50">žánry: poezie – byronská balada – lyricko-epická báseň</text:p>
          <text:list>
            <text:list-item>
              <text:list>
                <text:list-header>
                  <text:p text:style-name="P50">próza – historick<text:span text:style-name="T28">ý </text:span>román, <text:span text:style-name="T28">povídka</text:span></text:p>
                </text:list-header>
              </text:list>
            </text:list-item>
          </text:list>
        </text:list-item>
        <text:list-item>
          <text:p text:style-name="P50">hrdina většinou splývá s autorem (má stejné pocity a názory), většinou mladý muž, osamělý, nikdo mu nerozumí, je pro něj důležitá láska (většinou nešťastná), pohrdá společenskými konvencemi (manželství), často zloděj či jiný zločinec</text:p>
        </text:list-item>
        <text:list-item>
          <text:p text:style-name="P50">tajemné a hrůzné situace a místa (les, hřbitov, noční jezero)</text:p>
        </text:list-item>
        <text:list-item>
          <text:p text:style-name="P51">romantický životní pocit = nadaný člověk nemůže kvůli penězům uskutečnit své plány, cítí se nepochopený, v<text:span text:style-name="T26">y</text:span>řazený ze společnosti</text:p>
        </text:list-item>
      </text:list>
      <text:p text:style-name="P4"/>
      <text:p text:style-name="P11">Současníci:</text:p>
      <text:list xml:id="list1410314087563009683" text:style-name="L5">
        <text:list-item>
          <text:p text:style-name="P24">Anglie</text:p>
          <text:list>
            <text:list-item>
              <text:p text:style-name="P42">George Gordon Byron – Childe Haroldova pouť</text:p>
            </text:list-item>
            <text:list-item>
              <text:p text:style-name="P42">Walter Scot – Ivanhoe</text:p>
            </text:list-item>
          </text:list>
        </text:list-item>
        <text:list-item>
          <text:p text:style-name="P24">Francie</text:p>
          <text:list>
            <text:list-item>
              <text:p text:style-name="P38">Victor Hugo – Chrám Matky boží v Paříži, <text:span text:style-name="T30">Bídníci</text:span></text:p>
            </text:list-item>
            <text:list-item>
              <text:p text:style-name="P39">Stendhal – Červený a černý</text:p>
            </text:list-item>
          </text:list>
        </text:list-item>
        <text:list-item>
          <text:p text:style-name="P24">Rusko</text:p>
          <text:list>
            <text:list-item>
              <text:p text:style-name="P40">Alexandr Sergejevič Puškin – Evžen Oněgin (Rusko)</text:p>
            </text:list-item>
            <text:list-item>
              <text:p text:style-name="P40">Michail Jurjevič Lermontov – Démon <text:span text:style-name="T31">(Rusko)</text:span></text:p>
            </text:list-item>
          </text:list>
        </text:list-item>
        <text:list-item>
          <text:p text:style-name="P24">U nás</text:p>
        </text:list-item>
      </text:list>
      <text:list xml:id="list1252139739105569802" text:style-name="L6">
        <text:list-item>
          <text:list>
            <text:list-item>
              <text:p text:style-name="P41">Karel Jaromír Erben – Kytice</text:p>
            </text:list-item>
            <text:list-item>
              <text:p text:style-name="P35">Karel Hynek Mácha – Máj</text:p>
            </text:list-item>
          </text:list>
        </text:list-item>
      </text:list>
      <text:p text:style-name="P8">DĚJ:</text:p>
      <text:p text:style-name="P13">Jedné lednové noci se osamělý muž, kterého trápí horečka snaží číst knihy, téměř usíná. Nedaří se mu však soustředit a neustále se myšlenkami vrací ke smrti své milé.</text:p>
      <text:p text:style-name="P13">O půlnoci ho vyděsí klepání, básník se nejdříve lekne a poté se vydá ke dveřím s domněním, že za nimi je nečekaný host. Za dveřmi ovšem nikdo není a básníka se začíná zmocňovat strach. <text:span text:style-name="T32">Myslí si, že klepala jeho zemřelá milá Lenora a začne volat její jméno do noci. Nikdo se však neozývá, a tak se básník uklidní. Po chvíli se klepání ozve znovu, hlasitěji. Muž usoudí, že je někdo u okna. Otevře jej a zjistí, že původcem hluku je havran, který následně vletí do pokoje a usedne na sochu Pallas Athény. </text:span></text:p>
      <text:p text:style-name="P14">Ze žertu a zvědavosti muž havranovi položí otázku jak se jmenuje. Je však překvapen, že havran umí mluvit, když mu odpoví „nevermore“. Muž se pokouší přijít na to, co odpověď má znamenat a pokračuje nahlas ve svých úvahách, že ho havran jednou opustí stejně jako jeho milá, načež havran znovu odpoví „nevermore“. <text:span text:style-name="T33">Hrdina se snaží pochopit význam odpovědi, zda havran nikdy neodletí nebo že se jeho milá už nevrátí. </text:span></text:p>
      <text:p text:style-name="P15">Usuzuje, že havranův pán byl asi velký nešťastník když od něj pochytil pouze jediné slovo a to „nevermore“. Poté znovu vzpomíná na svou dívku a říká si, že mu byl havran seslán bohem jako posel útěchy. Havran ovšem opět namítá „nevermore“.</text:p>
      <text:p text:style-name="P15">Následně se tedy havrana zeptá, zda někdy dokáže zapomenout na Lenoru a přestat se tou ztrátou trápit. Havran na to znovu „nevermore“.</text:p>
      <text:p text:style-name="P16">Nakonec básník položí havranovi otázku, které se bojí ze všeho nejvíc, zda se se svou milou setká alespoň v ráji a jeho zlá předtucha se vyplní, když havran pronese „nevermore“.</text:p>
      <text:p text:style-name="P16">Muže přepadne strach a hněv a zoufale se snaží havrana odehnat. Havran však odpovídá „nevermore“ a dále zůstává nehybně sedět na soše.</text:p>
      <text:p text:style-name="P16">Báseň končí beznadějně, havran z pokoje neodlétá a muž se naprosto zoufalý znovu utápí v žalu a přijímá, že temný havran již navždy zůstane v jeho duš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2:41.152000000</meta:creation-date>
    <meta:generator>LibreOffice/5.2.5.1$Windows_X86_64 LibreOffice_project/0312e1a284a7d50ca85a365c316c7abbf20a4d22</meta:generator>
    <dc:date>2019-03-25T20:42:53.869000000</dc:date>
    <meta:editing-duration>PT7H34M38S</meta:editing-duration>
    <meta:editing-cycles>80</meta:editing-cycles>
    <meta:document-statistic meta:table-count="0" meta:image-count="0" meta:object-count="0" meta:page-count="3" meta:paragraph-count="86" meta:word-count="908" meta:character-count="5550" meta:non-whitespace-character-count="4763"/>
  </office:meta>
</office:document-meta>
</file>